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story Atom</text:p>
      <text:p text:style-name="Standard">Reread Ch 2</text:p>
      <text:p text:style-name="Standard">Isotopes Ions</text:p>
      <text:p text:style-name="Standard">Practice questions</text:p>
      <text:p text:style-name="Standard">Mole Ch 2</text:p>
      <text:p text:style-name="Standard">82, 83, 84, 86, 88 a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1-31T12:24:08.87</meta:creation-date>
    <meta:document-statistic meta:table-count="0" meta:image-count="0" meta:object-count="0" meta:page-count="1" meta:paragraph-count="6" meta:word-count="18" meta:character-count="84"/>
    <dc:date>2018-01-31T12:27:32.70</dc:date>
    <dc:creator>Timothy Cayer</dc:creator>
    <meta:editing-duration>PT3M24S</meta:editing-duration>
    <meta:editing-cycles>1</meta:editing-cycles>
    <meta:generator>OpenOffice/4.1.3$Win32 OpenOffice.org_project/413m1$Build-9783</meta:generator>
  </office:meta>
</office:document-meta>
</file>